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ca1d" officeooo:paragraph-rsid="0002ca1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7.502cm" fo:margin-right="0cm" fo:text-indent="0cm" style:auto-text-indent="false"/>
      <style:text-properties style:font-name="Times New Roman" fo:font-size="12pt" officeooo:paragraph-rsid="000c8f35" style:font-size-asian="12pt" style:font-name-complex="Times New Roman" style:font-size-complex="12pt"/>
    </style:style>
    <style:style style:name="P4" style:family="paragraph" style:parent-style-name="Standard">
      <style:paragraph-properties fo:margin-left="7.502cm" fo:margin-right="0cm" fo:text-indent="0cm" style:auto-text-indent="false"/>
      <style:text-properties officeooo:paragraph-rsid="000c8f35"/>
    </style:style>
    <style:style style:name="P5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Praca_20_magisterska">
      <style:text-properties style:font-name="Times New Roman" fo:font-size="20pt" fo:font-weight="bold" officeooo:paragraph-rsid="000c8f35" style:font-size-asian="20pt" style:font-weight-asian="bold" style:font-name-complex="Times New Roman" style:font-size-complex="20pt" style:font-weight-complex="bold"/>
    </style:style>
    <style:style style:name="P8" style:family="paragraph" style:parent-style-name="Praca_20_magisterska">
      <style:paragraph-properties fo:text-align="center" style:justify-single-word="false"/>
      <style:text-properties style:font-name="Times New Roman" fo:font-size="18pt" fo:font-weight="bold" officeooo:paragraph-rsid="000c8f35" style:font-size-asian="18pt" style:font-weight-asian="bold" style:font-name-complex="Times New Roman" style:font-size-complex="18pt" style:font-weight-complex="bold"/>
    </style:style>
    <style:style style:name="P9" style:family="paragraph" style:parent-style-name="Praca_20_magisterska">
      <style:paragraph-properties fo:text-align="start" style:justify-single-word="false"/>
      <style:text-properties style:font-name="Times New Roman" fo:font-size="18pt" fo:font-weight="bold" officeooo:paragraph-rsid="000c8f35" style:font-size-asian="18pt" style:font-weight-asian="bold" style:font-name-complex="Times New Roman" style:font-size-complex="18pt" style:font-weight-complex="bold"/>
    </style:style>
    <style:style style:name="P10" style:family="paragraph" style:parent-style-name="Praca_20_magisterska">
      <style:paragraph-properties fo:text-align="center" style:justify-single-word="false"/>
      <style:text-properties style:font-name="Times New Roman" fo:font-size="18pt" fo:font-weight="bold" officeooo:rsid="000c8f35" officeooo:paragraph-rsid="000c8f35" style:font-size-asian="18pt" style:font-weight-asian="bold" style:font-name-complex="Times New Roman" style:font-size-complex="18pt" style:font-weight-complex="bold"/>
    </style:style>
    <style:style style:name="P11" style:family="paragraph" style:parent-style-name="Praca_20_magisterska">
      <style:paragraph-properties fo:text-align="center" style:justify-single-word="false"/>
      <style:text-properties style:font-name="Times New Roman" fo:font-size="16pt" fo:font-weight="bold" officeooo:paragraph-rsid="000c8f35" style:font-size-asian="16pt" style:font-weight-asian="bold" style:font-name-complex="Times New Roman" style:font-size-complex="16pt" style:font-weight-complex="bold"/>
    </style:style>
    <style:style style:name="P12" style:family="paragraph" style:parent-style-name="Praca_20_magisterska">
      <style:text-properties style:font-name="Times New Roman" fo:font-size="16pt" fo:font-weight="bold" officeooo:paragraph-rsid="000c8f35" style:font-size-asian="16pt" style:font-weight-asian="bold" style:font-name-complex="Times New Roman" style:font-size-complex="16pt" style:font-weight-complex="bold"/>
    </style:style>
    <style:style style:name="P13" style:family="paragraph" style:parent-style-name="Praca_20_magisterska">
      <style:paragraph-properties fo:text-align="center" style:justify-single-word="false"/>
      <style:text-properties style:font-name="Times New Roman" fo:font-size="16pt" fo:font-weight="bold" officeooo:rsid="000c8f35" officeooo:paragraph-rsid="000c8f35" style:font-size-asian="16pt" style:font-weight-asian="bold" style:font-name-complex="Times New Roman" style:font-size-complex="16pt" style:font-weight-complex="bold"/>
    </style:style>
    <style:style style:name="P14" style:family="paragraph" style:parent-style-name="Praca_20_magisterska">
      <style:paragraph-properties fo:text-align="start" style:justify-single-word="false"/>
      <style:text-properties style:font-name="Times New Roman" officeooo:paragraph-rsid="000c8f35" style:font-name-complex="Times New Roman"/>
    </style:style>
    <style:style style:name="P15" style:family="paragraph" style:parent-style-name="Praca_20_magisterska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20pt" fo:font-weight="bold" officeooo:paragraph-rsid="000c8f35" style:font-size-asian="20pt" style:font-weight-asian="bold" style:font-name-complex="Times New Roman" style:font-size-complex="20pt" style:font-weight-complex="bold"/>
    </style:style>
    <style:style style:name="P1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16a0b0" officeooo:paragraph-rsid="0019a266"/>
    </style:style>
    <style:style style:name="P18" style:family="paragraph" style:parent-style-name="Text_20_body">
      <style:text-properties officeooo:rsid="0019a266" officeooo:paragraph-rsid="0019a266"/>
    </style:style>
    <style:style style:name="P19" style:family="paragraph" style:parent-style-name="Text_20_body" style:list-style-name="L1">
      <style:text-properties officeooo:rsid="000c8f35" officeooo:paragraph-rsid="000c8f35"/>
    </style:style>
    <style:style style:name="P20" style:family="paragraph" style:parent-style-name="Text_20_body" style:list-style-name="L2">
      <style:text-properties officeooo:rsid="000c8f35" officeooo:paragraph-rsid="000c8f35"/>
    </style:style>
    <style:style style:name="P21" style:family="paragraph" style:parent-style-name="Text_20_body" style:list-style-name="L3">
      <style:text-properties officeooo:rsid="000c8f35" officeooo:paragraph-rsid="000c8f35"/>
    </style:style>
    <style:style style:name="P22" style:family="paragraph" style:parent-style-name="Text_20_body" style:list-style-name="L4">
      <style:text-properties officeooo:rsid="000c8f35" officeooo:paragraph-rsid="000c8f35"/>
    </style:style>
    <style:style style:name="P23" style:family="paragraph" style:parent-style-name="Text_20_body" style:list-style-name="L5">
      <style:text-properties officeooo:rsid="000c8f35" officeooo:paragraph-rsid="000c8f35"/>
    </style:style>
    <style:style style:name="P24" style:family="paragraph" style:parent-style-name="Text_20_body" style:list-style-name="L6">
      <style:text-properties officeooo:rsid="000c8f35" officeooo:paragraph-rsid="000c8f35"/>
    </style:style>
    <style:style style:name="P25" style:family="paragraph" style:parent-style-name="Text_20_body" style:list-style-name="L7">
      <style:text-properties officeooo:rsid="000c8f35" officeooo:paragraph-rsid="000c8f35"/>
    </style:style>
    <style:style style:name="P26" style:family="paragraph" style:parent-style-name="Text_20_body" style:list-style-name="L8">
      <style:text-properties officeooo:rsid="000c8f35" officeooo:paragraph-rsid="000c8f35"/>
    </style:style>
    <style:style style:name="P27" style:family="paragraph" style:parent-style-name="Text_20_body" style:list-style-name="L9">
      <style:text-properties officeooo:rsid="000c8f35" officeooo:paragraph-rsid="000c8f35"/>
    </style:style>
    <style:style style:name="P28" style:family="paragraph" style:parent-style-name="Text_20_body" style:list-style-name="L10">
      <style:text-properties officeooo:rsid="000c8f35" officeooo:paragraph-rsid="000c8f35"/>
    </style:style>
    <style:style style:name="P29" style:family="paragraph" style:parent-style-name="Text_20_body" style:list-style-name="L11">
      <style:text-properties officeooo:rsid="000c8f35" officeooo:paragraph-rsid="000c8f35"/>
    </style:style>
    <style:style style:name="P30" style:family="paragraph" style:parent-style-name="Text_20_body" style:list-style-name="L10">
      <style:text-properties officeooo:rsid="001027f5" officeooo:paragraph-rsid="001027f5"/>
    </style:style>
    <style:style style:name="P31" style:family="paragraph" style:parent-style-name="Heading_20_1">
      <style:text-properties officeooo:rsid="000c8f35" officeooo:paragraph-rsid="000c8f35"/>
    </style:style>
    <style:style style:name="P32" style:family="paragraph" style:parent-style-name="Praca_20_magisterska" style:master-page-name="Konwertuj_20_1">
      <style:paragraph-properties fo:text-align="center" style:justify-single-word="false" style:page-number="1"/>
      <style:text-properties style:font-name="Times New Roman" fo:font-size="20pt" fo:font-weight="bold" officeooo:paragraph-rsid="000c8f35" style:font-size-asian="20pt" style:font-weight-asian="bold" style:font-name-complex="Times New Roman" style:font-size-complex="20pt" style:font-weight-complex="bold"/>
    </style:style>
    <style:style style:name="T1" style:family="text">
      <style:text-properties officeooo:rsid="000c8f35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c8f35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708aa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18de28" style:font-size-asian="12pt" style:font-name-complex="Times New Roman" style:font-size-complex="12pt"/>
    </style:style>
    <style:style style:name="T6" style:family="text">
      <style:text-properties officeooo:rsid="001027f5"/>
    </style:style>
    <style:style style:name="T7" style:family="text">
      <style:text-properties officeooo:rsid="001212ab"/>
    </style:style>
    <style:style style:name="T8" style:family="text">
      <style:text-properties officeooo:rsid="0019a266"/>
    </style:style>
    <style:style style:name="T9" style:family="text">
      <style:text-properties officeooo:rsid="001b016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UNIWERSYTET </text:p>
      <text:p text:style-name="P15">PRZYRODNICZO - HUMANISTYCZNY W </text:p>
      <text:p text:style-name="P15">SIEDLCACH</text:p>
      <text:p text:style-name="P7"/>
      <text:p text:style-name="P8">WYDZIAŁ NAUK ŚCISŁYCH</text:p>
      <text:p text:style-name="P11">kierunek <text:span text:style-name="T8">i</text:span>nformatyka</text:p>
      <text:p text:style-name="P12"/>
      <text:p text:style-name="P13">Karol Breguła</text:p>
      <text:p text:style-name="P12"/>
      <text:p text:style-name="P12"/>
      <text:p text:style-name="P12"/>
      <text:p text:style-name="P12"/>
      <text:p text:style-name="P12"/>
      <text:p text:style-name="P10">Taravel – najlepsze biuro podróży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3"><text:span text:style-name="T9">dokumenta projektu </text:span>prac<text:span text:style-name="T1">y</text:span> <text:span text:style-name="T1">zaliczeniowej pisanej </text:span>w <text:span text:style-name="T1">Instytucie Informatyki</text:span></text:p>
      <text:p text:style-name="P4"><text:span text:style-name="T2">pod kierunkiem </text:span><text:span text:style-name="T3">mgr </text:span><text:span text:style-name="T4">Zbigniew</text:span><text:span text:style-name="T5">a</text:span><text:span text:style-name="T3"> Młynarskiego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6"><text:a xlink:type="simple" xlink:href="#__RefHeading___Toc166_547228891" text:style-name="Index_20_Link" text:visited-style-name="Index_20_Link">Temat projektu<text:tab/>2</text:a></text:p>
          <text:p text:style-name="P6"><text:a xlink:type="simple" xlink:href="#__RefHeading___Toc168_547228891" text:style-name="Index_20_Link" text:visited-style-name="Index_20_Link">Wymagania<text:tab/>2</text:a></text:p>
          <text:p text:style-name="P5"><text:a xlink:type="simple" xlink:href="#__RefHeading___Toc170_547228891" text:style-name="Index_20_Link" text:visited-style-name="Index_20_Link">Wymagania funkcjonalne<text:tab/>2</text:a></text:p>
          <text:p text:style-name="P16"><text:a xlink:type="simple" xlink:href="#__RefHeading___Toc209_547228891" text:style-name="Index_20_Link" text:visited-style-name="Index_20_Link">Zarządzanie adresem zamówień<text:tab/>2</text:a></text:p>
          <text:p text:style-name="P16"><text:a xlink:type="simple" xlink:href="#__RefHeading___Toc211_547228891" text:style-name="Index_20_Link" text:visited-style-name="Index_20_Link">Zarządzanie krajami<text:tab/>2</text:a></text:p>
          <text:p text:style-name="P16"><text:a xlink:type="simple" xlink:href="#__RefHeading___Toc213_547228891" text:style-name="Index_20_Link" text:visited-style-name="Index_20_Link">Zarządzanie gośćmi<text:tab/>2</text:a></text:p>
          <text:p text:style-name="P16"><text:a xlink:type="simple" xlink:href="#__RefHeading___Toc219_547228891" text:style-name="Index_20_Link" text:visited-style-name="Index_20_Link">Zarządzenie lokalizacji<text:tab/>3</text:a></text:p>
          <text:p text:style-name="P16"><text:a xlink:type="simple" xlink:href="#__RefHeading___Toc215_547228891" text:style-name="Index_20_Link" text:visited-style-name="Index_20_Link">Zarządzanie zamówieniami<text:tab/>3</text:a></text:p>
          <text:p text:style-name="P16"><text:a xlink:type="simple" xlink:href="#__RefHeading___Toc221_547228891" text:style-name="Index_20_Link" text:visited-style-name="Index_20_Link">Zarządzanie płatnościami<text:tab/>3</text:a></text:p>
          <text:p text:style-name="P16"><text:a xlink:type="simple" xlink:href="#__RefHeading___Toc223_547228891" text:style-name="Index_20_Link" text:visited-style-name="Index_20_Link">Zarządzenie formami płatności<text:tab/>3</text:a></text:p>
          <text:p text:style-name="P16"><text:a xlink:type="simple" xlink:href="#__RefHeading___Toc225_547228891" text:style-name="Index_20_Link" text:visited-style-name="Index_20_Link">Zarządzanie ofertami wycieczki<text:tab/>3</text:a></text:p>
          <text:p text:style-name="P16"><text:a xlink:type="simple" xlink:href="#__RefHeading___Toc227_547228891" text:style-name="Index_20_Link" text:visited-style-name="Index_20_Link">Zarządzanie użytkownikami<text:tab/>4</text:a></text:p>
          <text:p text:style-name="P5"><text:a xlink:type="simple" xlink:href="#__RefHeading___Toc172_547228891" text:style-name="Index_20_Link" text:visited-style-name="Index_20_Link">Wymagania niefunkcjonalne<text:tab/>4</text:a></text:p>
          <text:p text:style-name="P6"><text:a xlink:type="simple" xlink:href="#__RefHeading___Toc217_547228891" text:style-name="Index_20_Link" text:visited-style-name="Index_20_Link">Załączniki<text:tab/>4</text:a></text:p>
        </text:index-body>
      </text:table-of-content>
      <text:h text:style-name="P31" text:outline-level="1"><text:bookmark-start text:name="__RefHeading___Toc166_547228891"/>Temat projektu<text:bookmark-end text:name="__RefHeading___Toc166_547228891"/></text:h>
      <text:p text:style-name="Quotations">Realizacja bazy danych on-line dla systemu rejestracji wycieczek turystycznych.</text:p>
      <text:p text:style-name="P17">Projekt został zaprojektowany jako podstawa dla systemu biura podróży. Zapewnia możliwość rejestracji oferty, a także oferty i stanu dostępności oferty. </text:p>
      <text:p text:style-name="P18">Należy podkreślić, że przeznaczeniem systemu nie jest obsługa zamówień złożonych on-line, <text:span text:style-name="T9">stąd nie został wprowadzony mechanizm roli.</text:span></text:p>
      <text:h text:style-name="P31" text:outline-level="1"><text:bookmark-start text:name="__RefHeading___Toc168_547228891"/>Wymagania<text:bookmark-end text:name="__RefHeading___Toc168_547228891"/></text:h>
      <text:h text:style-name="Heading_20_2" text:outline-level="2"><text:bookmark-start text:name="__RefHeading___Toc170_547228891"/>Wymagania funkcjonalne<text:bookmark-end text:name="__RefHeading___Toc170_547228891"/></text:h>
      <text:h text:style-name="Heading_20_3" text:outline-level="3"><text:bookmark-start text:name="__RefHeading___Toc209_547228891"/>Zarządzanie adresem zamówień<text:bookmark-end text:name="__RefHeading___Toc209_547228891"/></text:h>
      <text:list xml:id="list3464302902931259070" text:style-name="L1">
        <text:list-item>
          <text:p text:style-name="P19">dodawanie adresu zamówienia</text:p>
        </text:list-item>
        <text:list-item>
          <text:p text:style-name="P19">usuwanie adresu zamówienia</text:p>
        </text:list-item>
        <text:list-item>
          <text:p text:style-name="P19">edycja adresu zamówienia</text:p>
        </text:list-item>
        <text:list-item>
          <text:p text:style-name="P19">wykaz adresów zamówień</text:p>
        </text:list-item>
        <text:list-item>
          <text:p text:style-name="P19">wyświetlanie szczegółowych danych zamówienia</text:p>
        </text:list-item>
      </text:list>
      <text:h text:style-name="Heading_20_3" text:outline-level="3"><text:bookmark-start text:name="__RefHeading___Toc211_547228891"/>Zarządzanie krajami<text:bookmark-end text:name="__RefHeading___Toc211_547228891"/></text:h>
      <text:list xml:id="list4773077402760149128" text:style-name="L2">
        <text:list-item>
          <text:p text:style-name="P20">dodawanie kraju</text:p>
        </text:list-item>
        <text:list-item>
          <text:p text:style-name="P20">usuwanie kraju</text:p>
        </text:list-item>
        <text:list-item>
          <text:p text:style-name="P20">edycja kraju</text:p>
        </text:list-item>
        <text:list-item>
          <text:p text:style-name="P20">wykaz krajów</text:p>
        </text:list-item>
        <text:list-item>
          <text:p text:style-name="P20">wyszukiwanie kraju</text:p>
        </text:list-item>
      </text:list>
      <text:h text:style-name="Heading_20_3" text:outline-level="3"><text:bookmark-start text:name="__RefHeading___Toc213_547228891"/><text:soft-page-break/>Zarządzanie <text:span text:style-name="T6">gośćmi</text:span><text:bookmark-end text:name="__RefHeading___Toc213_547228891"/></text:h>
      <text:list xml:id="list9049007121950334778" text:style-name="L3">
        <text:list-item>
          <text:p text:style-name="P21">dodawanie gościa</text:p>
        </text:list-item>
        <text:list-item>
          <text:p text:style-name="P21">usuwanie gościa</text:p>
        </text:list-item>
        <text:list-item>
          <text:p text:style-name="P21">edycja gościa</text:p>
        </text:list-item>
        <text:list-item>
          <text:p text:style-name="P21">wykaz gości</text:p>
        </text:list-item>
      </text:list>
      <text:h text:style-name="Heading_20_3" text:outline-level="3"><text:bookmark-start text:name="__RefHeading___Toc219_547228891"/>Zarządzenie lokalizacji<text:bookmark-end text:name="__RefHeading___Toc219_547228891"/></text:h>
      <text:list xml:id="list816571872301518490" text:style-name="L4">
        <text:list-item>
          <text:p text:style-name="P22">dodawanie lokalizacji</text:p>
        </text:list-item>
        <text:list-item>
          <text:p text:style-name="P22">usuwanie lokalizacji</text:p>
        </text:list-item>
        <text:list-item>
          <text:p text:style-name="P22">edycja lokalizacji</text:p>
        </text:list-item>
        <text:list-item>
          <text:p text:style-name="P22">wykaz lokalizacji</text:p>
        </text:list-item>
        <text:list-item>
          <text:p text:style-name="P22">wyszukiwanie lokalizacji</text:p>
        </text:list-item>
      </text:list>
      <text:h text:style-name="Heading_20_3" text:outline-level="3"><text:bookmark-start text:name="__RefHeading___Toc215_547228891"/>Zarządzanie zamówieniami<text:bookmark-end text:name="__RefHeading___Toc215_547228891"/></text:h>
      <text:list xml:id="list2246944467082983617" text:style-name="L5">
        <text:list-item>
          <text:p text:style-name="P23">dodawanie zamówienia</text:p>
        </text:list-item>
        <text:list-item>
          <text:p text:style-name="P23">usuwanie zamówienia</text:p>
        </text:list-item>
        <text:list-item>
          <text:p text:style-name="P23">edycja zamówienia</text:p>
        </text:list-item>
        <text:list-item>
          <text:p text:style-name="P23">wykaz zamówienia</text:p>
        </text:list-item>
      </text:list>
      <text:h text:style-name="Heading_20_3" text:outline-level="3"><text:bookmark-start text:name="__RefHeading___Toc221_547228891"/>Zarządzanie płatnościami<text:bookmark-end text:name="__RefHeading___Toc221_547228891"/></text:h>
      <text:list xml:id="list3441402382582330041" text:style-name="L6">
        <text:list-item>
          <text:p text:style-name="P24">dodawanie płatności</text:p>
        </text:list-item>
        <text:list-item>
          <text:p text:style-name="P24">usuwanie płatności</text:p>
        </text:list-item>
        <text:list-item>
          <text:p text:style-name="P24">edycja płatności</text:p>
        </text:list-item>
        <text:list-item>
          <text:p text:style-name="P24">wykaz płatności</text:p>
        </text:list-item>
      </text:list>
      <text:h text:style-name="Heading_20_3" text:outline-level="3"><text:bookmark-start text:name="__RefHeading___Toc223_547228891"/>Zarządzenie formami płatności<text:bookmark-end text:name="__RefHeading___Toc223_547228891"/></text:h>
      <text:list xml:id="list4446755456851508263" text:style-name="L7">
        <text:list-item>
          <text:p text:style-name="P25">dodawanie formy płatności</text:p>
        </text:list-item>
        <text:list-item>
          <text:p text:style-name="P25">usuwanie formy płatności</text:p>
        </text:list-item>
        <text:list-item>
          <text:p text:style-name="P25">edycja formy płatności</text:p>
        </text:list-item>
        <text:list-item>
          <text:p text:style-name="P25">wykaz formy płatności</text:p>
        </text:list-item>
        <text:list-item>
          <text:p text:style-name="P25">dezaktywacja formy płatności</text:p>
        </text:list-item>
      </text:list>
      <text:h text:style-name="Heading_20_3" text:outline-level="3"><text:bookmark-start text:name="__RefHeading___Toc225_547228891"/>Zarządzanie ofertami wycieczki<text:bookmark-end text:name="__RefHeading___Toc225_547228891"/></text:h>
      <text:list xml:id="list6764427851754884674" text:style-name="L8">
        <text:list-item>
          <text:p text:style-name="P26">dodawanie oferty wycieczki</text:p>
        </text:list-item>
        <text:list-item>
          <text:p text:style-name="P26"><text:soft-page-break/>usuwanie oferty wycieczki</text:p>
        </text:list-item>
        <text:list-item>
          <text:p text:style-name="P26">edycja oferty wycieczki</text:p>
        </text:list-item>
        <text:list-item>
          <text:p text:style-name="P26">wykaz oferty wycieczki</text:p>
        </text:list-item>
        <text:list-item>
          <text:p text:style-name="P26">archiwizacja oferty wycieczki</text:p>
        </text:list-item>
      </text:list>
      <text:h text:style-name="Heading_20_3" text:outline-level="3"><text:bookmark-start text:name="__RefHeading___Toc227_547228891"/>Zarządzanie użytkownikami<text:bookmark-end text:name="__RefHeading___Toc227_547228891"/></text:h>
      <text:list xml:id="list9219196069366825887" text:style-name="L9">
        <text:list-item>
          <text:p text:style-name="P27">dodawanie użytkownika</text:p>
        </text:list-item>
        <text:list-item>
          <text:p text:style-name="P27">usuwanie użytkownika</text:p>
        </text:list-item>
        <text:list-item>
          <text:p text:style-name="P27">edycja użytkownika</text:p>
        </text:list-item>
        <text:list-item>
          <text:p text:style-name="P27">wykaz użytkownika</text:p>
        </text:list-item>
      </text:list>
      <text:h text:style-name="Heading_20_2" text:outline-level="2"><text:bookmark-start text:name="__RefHeading___Toc172_547228891"/>Wymagania niefunkcjonalne<text:bookmark-end text:name="__RefHeading___Toc172_547228891"/></text:h>
      <text:list xml:id="list5941449000568339468" text:style-name="L10">
        <text:list-item>
          <text:p text:style-name="P28">Obsługa równoległych wycieczek</text:p>
        </text:list-item>
        <text:list-item>
          <text:p text:style-name="P28">Obsługa do 1000 archiwalnych wycieczek</text:p>
        </text:list-item>
        <text:list-item>
          <text:p text:style-name="P28">Graficzny interfejs użytkownika</text:p>
        </text:list-item>
        <text:list-item>
          <text:p text:style-name="P28">Aplikacja <text:span text:style-name="T6">trój</text:span>warstwowa</text:p>
        </text:list-item>
        <text:list-item>
          <text:p text:style-name="P30">Estetyczny i schludny wygląd</text:p>
        </text:list-item>
      </text:list>
      <text:h text:style-name="Heading_20_1" text:outline-level="1"><text:bookmark-start text:name="__RefHeading___Toc217_547228891"/>Załączniki<text:bookmark-end text:name="__RefHeading___Toc217_547228891"/></text:h>
      <text:list xml:id="list5588143627778982558" text:style-name="L11">
        <text:list-item>
          <text:p text:style-name="P29">Dokumentacja modelu bazy danych</text:p>
        </text:list-item>
        <text:list-item>
          <text:p text:style-name="P29">Schemat modelu bazy danych</text:p>
        </text:list-item>
        <text:list-item>
          <text:p text:style-name="P29">Zapytania DDL modelu bazy dany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9.999cm" fo:margin-right="0cm" fo:margin-top="2.21cm" fo:margin-bottom="0.21cm" loext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ane_20_adresowe" style:display-name="Dane adresowe" style:family="paragraph" style:parent-style-name="Standard">
      <style:paragraph-properties fo:margin-left="9.999cm" fo:margin-right="0cm" fo:margin-top="0.499cm" fo:margin-bottom="0.499cm" loext:contextual-spacing="false" fo:text-indent="-1cm" style:auto-text-indent="false">
        <style:tab-stops/>
      </style:paragraph-properties>
    </style:style>
    <style:style style:name="Signature" style:family="paragraph" style:parent-style-name="Standard" style:class="text" style:master-page-name="">
      <loext:graphic-properties draw:fill="none" draw:fill-color="#729fcf"/>
      <style:paragraph-properties fo:margin-top="0cm" fo:margin-bottom="1cm" loext:contextual-spacing="false" style:page-number="auto" fo:background-color="transparent" style:shadow="none" text:number-lines="false" text:line-number="0">
        <style:tab-stops/>
      </style:paragraph-properties>
      <style:text-properties style:text-underline-style="solid" style:text-underline-width="auto" style:text-underline-color="font-color" fo:font-weight="bold" style:font-size-asian="10.5pt"/>
    </style:style>
    <style:style style:name="Nagłówek_20_pisma" style:display-name="Nagłówek pisma" style:family="paragraph" style:parent-style-name="Standard" style:next-style-name="First_20_line_20_indent">
      <style:paragraph-properties fo:margin-top="0cm" fo:margin-bottom="0.499cm" loext:contextual-spacing="false" fo:text-align="center" style:justify-single-word="false"/>
      <style:text-properties fo:font-size="14pt" fo:font-weight="bold" officeooo:rsid="0000faf2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align="justify" style:justify-single-word="false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aca_20_magisterska" style:display-name="Praca magisterska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2ca1d" officeooo:paragraph-rsid="0002ca1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z <text:page-count>4</text:page-count> </text:p>
      </style:footer>
    </style:master-page>
    <style:master-page style:name="Konwertuj_20_1" style:display-name="Konwertuj 1" style:page-layout-name="Mpm2">
      <style:footer>
        <text:p text:style-name="MP2"><text:page-number text:select-page="current">4</text:page-number></text:p>
        <text:p text:style-name="Footer"/>
      </style:footer>
      <style:footer-first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08:53.820892078</meta:creation-date>
    <meta:editing-duration>PT24M34S</meta:editing-duration>
    <meta:editing-cycles>9</meta:editing-cycles>
    <meta:generator>LibreOffice/5.1.6.2$Linux_X86_64 LibreOffice_project/10m0$Build-2</meta:generator>
    <dc:title>Pismo procesowe</dc:title>
    <meta:initial-creator>adas </meta:initial-creator>
    <dc:date>2017-06-22T17:47:30.532560518</dc:date>
    <dc:creator>adas </dc:creator>
    <meta:document-statistic meta:table-count="0" meta:image-count="0" meta:object-count="0" meta:page-count="4" meta:paragraph-count="92" meta:word-count="331" meta:character-count="2383" meta:non-whitespace-character-count="2188"/>
    <meta:template xlink:type="simple" xlink:actuate="onRequest" xlink:title="Pismo procesowe" xlink:href="../../../../../../.config/libreoffice/4/user/template/Inne%20dokumenty%20służbowe/Pismo%20procesowe.ott" meta:date="2017-04-28T09:08:52.340922774"/>
  </office:meta>
</office:document-meta>
</file>